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use-optimal-column-width="false" style:column-width="2.267cm"/>
    </style:style>
    <style:style style:name="ta1" style:family="table" style:master-page-name="Default">
      <style:table-properties table:display="true" style:writing-mode="lr-tb"/>
    </style:style>
    <style:style style:name="ro1" style:family="table-row">
      <style:table-row-properties style:row-height="0.52cm" fo:break-before="auto" style:use-optimal-row-height="true"/>
    </style:style>
    <style:style style:name="ce1" style:family="table-cell" style:parent-style-name="Default">
      <style:table-cell-properties style:text-align-source="fix" style:repeat-content="false"/>
    </style:style>
    <style:style style:name="odsStyleTableColumn-f476814ec70e2b06e07f75897c491da7" style:family="table-column">
      <style:table-column-properties fo:break-before="auto" style:use-optimal-column-width="false" style:column-width="6cm"/>
    </style:style>
    <style:style style:name="odsStyleTableColumn-e0eb942b981609da1c6ebe5721a93f83" style:family="table-column">
      <style:table-column-properties fo:break-before="auto" style:use-optimal-column-width="false" style:column-width="5cm"/>
    </style:style>
    <style:style style:name="odsStyleTableColumn-c7f706097a6ceb4f7ca9ad494439724b" style:family="table-column">
      <style:table-column-properties fo:break-before="auto" style:use-optimal-column-width="false" style:column-width="3cm"/>
    </style:style>
    <style:style style:name="odsStyleTableCell-6e31218f6323326134d3e8d1c332c1d3" style:family="table-cell" style:parent-style-name="Default">
      <style:table-cell-properties style:text-align-source="fix" style:repeat-content="false" fo:background-color="#003366"/>
      <style:paragraph-properties fo:text-align="center" fo:margin-left="0cm"/>
      <style:text-properties fo:color="#ffffff" fo:font-weight="bold" style:font-weight-asian="bold" style:font-weight-complex="bold" fo:font-size="18pt" style:font-size-asian="18pt" style:font-size-complex="18pt"/>
    </style:style>
    <style:style style:name="odsStyleTableCell-ab4a27b6c3a6dcc73daa795c9d46385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 fo:font-size="12pt" style:font-size-asian="12pt" style:font-size-complex="12pt"/>
    </style:style>
    <style:style style:name="odsStyleTableCell-e2c5e1de855f06348ccfb4a82b73058a" style:family="table-cell" style:parent-style-name="Default">
      <style:table-cell-properties style:text-align-source="fix" style:repeat-content="false" fo:background-color="#788088" fo:border="0.05cm solid #000000"/>
      <style:paragraph-properties fo:text-align="justify" fo:margin-left="0cm"/>
      <style:text-properties fo:color="#ffffff" fo:font-weight="bold" style:font-weight-asian="bold" style:font-weight-complex="bold" fo:font-size="8" style:font-size-asian="8" style:font-size-complex="8"/>
    </style:style>
    <style:style style:name="odsStyleTableCell-1294036ba1a6055efe441df2ae3cc3b1" style:family="table-cell" style:parent-style-name="Default">
      <style:table-cell-properties style:text-align-source="fix" style:repeat-content="false" fo:border="0.05cm solid #000000"/>
      <style:text-properties fo:font-size="8" style:font-size-asian="8" style:font-size-complex="8"/>
    </style:style>
    <style:style style:name="odsStyleTableCell-2f85c310b0603825fe72de9f8234b910" style:family="table-cell" style:parent-style-name="Default">
      <style:table-cell-properties style:text-align-source="fix" style:repeat-content="false" fo:border="0.05cm solid #000000"/>
      <style:paragraph-properties fo:text-align="end" fo:margin-left="0cm"/>
      <style:text-properties fo:font-size="8" style:font-size-asian="8" style:font-size-complex="8"/>
    </style:style>
    <style:style style:name="odsStyleTableCell-c3b360aea7779bc5b8f57913a598fc2c" style:family="table-cell" style:parent-style-name="Default">
      <style:table-cell-properties style:text-align-source="fix" style:repeat-content="false" fo:border="0.05cm solid #000000"/>
      <style:paragraph-properties fo:text-align="left" fo:margin-left="0cm"/>
      <style:text-properties fo:font-size="8" style:font-size-asian="8" style:font-size-complex="8"/>
    </style:style>
  </office:automatic-styles>
  <office:body>
    <office:spreadsheet>
      <table:table table:name="TiposCambio" table:style-name="ta1" table:print="false">
        <table:table-column table:style-name="odsStyleTableColumn-f476814ec70e2b06e07f75897c491da7" table:default-cell-style-name="Default"/>
        <table:table-column table:style-name="odsStyleTableColumn-e0eb942b981609da1c6ebe5721a93f83" table:default-cell-style-name="Default"/>
        <table:table-column table:style-name="odsStyleTableColumn-c7f706097a6ceb4f7ca9ad494439724b" table:default-cell-style-name="Default"/>
        <table:table-column table:style-name="odsStyleTableColumn-c7f706097a6ceb4f7ca9ad494439724b" table:default-cell-style-name="Default"/>
        <table:table-column table:style-name="odsStyleTableColumn-c7f706097a6ceb4f7ca9ad494439724b" table:default-cell-style-name="Default"/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 table:style-name="odsStyleTableCell-6e31218f6323326134d3e8d1c332c1d3" table:number-columns-spanned="5" table:number-rows-spanned="1" office:value-type="string">
            <text:p>BANCO CENTRAL DE BOLIVIA</text:p>
          </table:table-cell>
          <table:covered-table-cell table:number-columns-repeated="4"/>
        </table:table-row>
        <table:table-row table:style-name="ro1">
          <table:table-cell table:style-name="odsStyleTableCell-ab4a27b6c3a6dcc73daa795c9d463858" table:number-columns-spanned="5" table:number-rows-spanned="1" office:value-type="string">
            <text:p>GERENCIA DE OPERACIONES INTERNACIONALES</text:p>
          </table:table-cell>
          <table:covered-table-cell table:number-columns-repeated="4"/>
        </table:table-row>
        <table:table-row table:style-name="ro1">
          <table:table-cell table:style-name="odsStyleTableCell-ab4a27b6c3a6dcc73daa795c9d463858" table:number-columns-spanned="5" table:number-rows-spanned="1" office:value-type="string">
            <text:p>TABLA No. 18-24</text:p>
          </table:table-cell>
          <table:covered-table-cell table:number-columns-repeated="4"/>
        </table:table-row>
        <table:table-row table:style-name="ro1">
          <table:table-cell table:style-name="odsStyleTableCell-ab4a27b6c3a6dcc73daa795c9d463858" table:number-columns-spanned="5" table:number-rows-spanned="1" office:value-type="string">
            <text:p>TABLA DE COTIZACIONES DEL 26 DE ENERO      DE 2024</text:p>
          </table:table-cell>
          <table:covered-table-cell table:number-columns-repeated="4"/>
        </table:table-row>
        <table:table-row table:style-name="ro1">
          <table:table-cell/>
        </table:table-row>
        <table:table-row table:style-name="ro1">
          <table:table-cell table:style-name="odsStyleTableCell-ab4a27b6c3a6dcc73daa795c9d463858" table:number-columns-spanned="5" table:number-rows-spanned="1" office:value-type="string">
            <text:p>COTIZACION DE MONEDAS*</text:p>
          </table:table-cell>
          <table:covered-table-cell table:number-columns-repeated="4"/>
        </table:table-row>
        <table:table-row table:style-name="ro1">
          <table:table-cell table:style-name="odsStyleTableCell-e2c5e1de855f06348ccfb4a82b73058a" office:value-type="string">
            <text:p>PAIS</text:p>
          </table:table-cell>
          <table:table-cell table:style-name="odsStyleTableCell-e2c5e1de855f06348ccfb4a82b73058a" office:value-type="string">
            <text:p>UNIDAD MONETARIA</text:p>
          </table:table-cell>
          <table:table-cell table:style-name="odsStyleTableCell-e2c5e1de855f06348ccfb4a82b73058a" office:value-type="string">
            <text:p>MONEDA</text:p>
          </table:table-cell>
          <table:table-cell table:style-name="odsStyleTableCell-e2c5e1de855f06348ccfb4a82b73058a" office:value-type="string">
            <text:p>TIPO DE CAMBIO EN Bs POR UNIDAD DE MONEDA EXTRANJERA</text:p>
          </table:table-cell>
          <table:table-cell table:style-name="odsStyleTableCell-e2c5e1de855f06348ccfb4a82b73058a" office:value-type="string">
            <text:p>TIPO DE CAMBIO EN M.E.</text:p>
          </table:table-cell>
        </table:table-row>
        <table:table-row table:style-name="ro1">
          <table:table-cell table:style-name="odsStyleTableCell-1294036ba1a6055efe441df2ae3cc3b1" office:value-type="string">
            <text:p>ESTADOS UNIDOS</text:p>
          </table:table-cell>
          <table:table-cell table:style-name="odsStyleTableCell-1294036ba1a6055efe441df2ae3cc3b1" office:value-type="string">
            <text:p>DOLAR VENTA</text:p>
          </table:table-cell>
          <table:table-cell table:style-name="odsStyleTableCell-1294036ba1a6055efe441df2ae3cc3b1" office:value-type="string">
            <text:p>USD.VENTA</text:p>
          </table:table-cell>
          <table:table-cell table:style-name="odsStyleTableCell-2f85c310b0603825fe72de9f8234b910" office:value-type="string">
            <text:p>6.96000</text:p>
          </table:table-cell>
          <table:table-cell table:style-name="odsStyleTableCell-2f85c310b0603825fe72de9f8234b910" office:value-type="string">
            <text:p/>
          </table:table-cell>
        </table:table-row>
        <table:table-row table:style-name="ro1">
          <table:table-cell table:style-name="odsStyleTableCell-1294036ba1a6055efe441df2ae3cc3b1" office:value-type="string">
            <text:p>ESTADOS UNIDOS</text:p>
          </table:table-cell>
          <table:table-cell table:style-name="odsStyleTableCell-1294036ba1a6055efe441df2ae3cc3b1" office:value-type="string">
            <text:p>DOLAR COMPRA</text:p>
          </table:table-cell>
          <table:table-cell table:style-name="odsStyleTableCell-1294036ba1a6055efe441df2ae3cc3b1" office:value-type="string">
            <text:p>USD.COMPRA</text:p>
          </table:table-cell>
          <table:table-cell table:style-name="odsStyleTableCell-2f85c310b0603825fe72de9f8234b910" office:value-type="string">
            <text:p>6.86000</text:p>
          </table:table-cell>
          <table:table-cell table:style-name="odsStyleTableCell-2f85c310b0603825fe72de9f8234b910" office:value-type="string">
            <text:p/>
          </table:table-cell>
        </table:table-row>
        <table:table-row table:style-name="ro1">
          <table:table-cell table:style-name="odsStyleTableCell-1294036ba1a6055efe441df2ae3cc3b1" office:value-type="string">
            <text:p>UNION EUROPEA</text:p>
          </table:table-cell>
          <table:table-cell table:style-name="odsStyleTableCell-1294036ba1a6055efe441df2ae3cc3b1" office:value-type="string">
            <text:p>EURO</text:p>
          </table:table-cell>
          <table:table-cell table:style-name="odsStyleTableCell-1294036ba1a6055efe441df2ae3cc3b1" office:value-type="string">
            <text:p>EUR</text:p>
          </table:table-cell>
          <table:table-cell table:style-name="odsStyleTableCell-2f85c310b0603825fe72de9f8234b910" office:value-type="string">
            <text:p>7.43486</text:p>
          </table:table-cell>
          <table:table-cell table:style-name="odsStyleTableCell-2f85c310b0603825fe72de9f8234b910" office:value-type="string">
            <text:p>0.92268</text:p>
          </table:table-cell>
        </table:table-row>
        <table:table-row table:style-name="ro1">
          <table:table-cell table:style-name="odsStyleTableCell-1294036ba1a6055efe441df2ae3cc3b1" office:value-type="string">
            <text:p>JAPON</text:p>
          </table:table-cell>
          <table:table-cell table:style-name="odsStyleTableCell-1294036ba1a6055efe441df2ae3cc3b1" office:value-type="string">
            <text:p>YEN</text:p>
          </table:table-cell>
          <table:table-cell table:style-name="odsStyleTableCell-1294036ba1a6055efe441df2ae3cc3b1" office:value-type="string">
            <text:p>JPY</text:p>
          </table:table-cell>
          <table:table-cell table:style-name="odsStyleTableCell-2f85c310b0603825fe72de9f8234b910" office:value-type="string">
            <text:p>0.04641</text:p>
          </table:table-cell>
          <table:table-cell table:style-name="odsStyleTableCell-2f85c310b0603825fe72de9f8234b910" office:value-type="string">
            <text:p>147.80000</text:p>
          </table:table-cell>
        </table:table-row>
        <table:table-row table:style-name="ro1">
          <table:table-cell table:style-name="odsStyleTableCell-1294036ba1a6055efe441df2ae3cc3b1" office:value-type="string">
            <text:p>ARABIA SAUDITA</text:p>
          </table:table-cell>
          <table:table-cell table:style-name="odsStyleTableCell-1294036ba1a6055efe441df2ae3cc3b1" office:value-type="string">
            <text:p>RIYAL SAUDÍ</text:p>
          </table:table-cell>
          <table:table-cell table:style-name="odsStyleTableCell-1294036ba1a6055efe441df2ae3cc3b1" office:value-type="string">
            <text:p>SAR</text:p>
          </table:table-cell>
          <table:table-cell table:style-name="odsStyleTableCell-2f85c310b0603825fe72de9f8234b910" office:value-type="string">
            <text:p>1.82928</text:p>
          </table:table-cell>
          <table:table-cell table:style-name="odsStyleTableCell-2f85c310b0603825fe72de9f8234b910" office:value-type="string">
            <text:p>3.75010</text:p>
          </table:table-cell>
        </table:table-row>
        <table:table-row table:style-name="ro1">
          <table:table-cell table:style-name="odsStyleTableCell-1294036ba1a6055efe441df2ae3cc3b1" office:value-type="string">
            <text:p>ARGELIA</text:p>
          </table:table-cell>
          <table:table-cell table:style-name="odsStyleTableCell-1294036ba1a6055efe441df2ae3cc3b1" office:value-type="string">
            <text:p>DINAR ARGELINO</text:p>
          </table:table-cell>
          <table:table-cell table:style-name="odsStyleTableCell-1294036ba1a6055efe441df2ae3cc3b1" office:value-type="string">
            <text:p>DZD</text:p>
          </table:table-cell>
          <table:table-cell table:style-name="odsStyleTableCell-2f85c310b0603825fe72de9f8234b910" office:value-type="string">
            <text:p>0.05104</text:p>
          </table:table-cell>
          <table:table-cell table:style-name="odsStyleTableCell-2f85c310b0603825fe72de9f8234b910" office:value-type="string">
            <text:p>134.40050</text:p>
          </table:table-cell>
        </table:table-row>
        <table:table-row table:style-name="ro1">
          <table:table-cell table:style-name="odsStyleTableCell-1294036ba1a6055efe441df2ae3cc3b1" office:value-type="string">
            <text:p>ARGENTINA</text:p>
          </table:table-cell>
          <table:table-cell table:style-name="odsStyleTableCell-1294036ba1a6055efe441df2ae3cc3b1" office:value-type="string">
            <text:p>PESO</text:p>
          </table:table-cell>
          <table:table-cell table:style-name="odsStyleTableCell-1294036ba1a6055efe441df2ae3cc3b1" office:value-type="string">
            <text:p>ARS</text:p>
          </table:table-cell>
          <table:table-cell table:style-name="odsStyleTableCell-2f85c310b0603825fe72de9f8234b910" office:value-type="string">
            <text:p>0.00833</text:p>
          </table:table-cell>
          <table:table-cell table:style-name="odsStyleTableCell-2f85c310b0603825fe72de9f8234b910" office:value-type="string">
            <text:p>823.06590</text:p>
          </table:table-cell>
        </table:table-row>
        <table:table-row table:style-name="ro1">
          <table:table-cell table:style-name="odsStyleTableCell-1294036ba1a6055efe441df2ae3cc3b1" office:value-type="string">
            <text:p>AUSTRALIA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AUD</text:p>
          </table:table-cell>
          <table:table-cell table:style-name="odsStyleTableCell-2f85c310b0603825fe72de9f8234b910" office:value-type="string">
            <text:p>4.51387</text:p>
          </table:table-cell>
          <table:table-cell table:style-name="odsStyleTableCell-2f85c310b0603825fe72de9f8234b910" office:value-type="string">
            <text:p>1.51976</text:p>
          </table:table-cell>
        </table:table-row>
        <table:table-row table:style-name="ro1">
          <table:table-cell table:style-name="odsStyleTableCell-1294036ba1a6055efe441df2ae3cc3b1" office:value-type="string">
            <text:p>BRASIL</text:p>
          </table:table-cell>
          <table:table-cell table:style-name="odsStyleTableCell-1294036ba1a6055efe441df2ae3cc3b1" office:value-type="string">
            <text:p>REAL</text:p>
          </table:table-cell>
          <table:table-cell table:style-name="odsStyleTableCell-1294036ba1a6055efe441df2ae3cc3b1" office:value-type="string">
            <text:p>BRL</text:p>
          </table:table-cell>
          <table:table-cell table:style-name="odsStyleTableCell-2f85c310b0603825fe72de9f8234b910" office:value-type="string">
            <text:p>1.39366</text:p>
          </table:table-cell>
          <table:table-cell table:style-name="odsStyleTableCell-2f85c310b0603825fe72de9f8234b910" office:value-type="string">
            <text:p>4.92230</text:p>
          </table:table-cell>
        </table:table-row>
        <table:table-row table:style-name="ro1">
          <table:table-cell table:style-name="odsStyleTableCell-1294036ba1a6055efe441df2ae3cc3b1" office:value-type="string">
            <text:p>CANADA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CAD</text:p>
          </table:table-cell>
          <table:table-cell table:style-name="odsStyleTableCell-2f85c310b0603825fe72de9f8234b910" office:value-type="string">
            <text:p>5.08374</text:p>
          </table:table-cell>
          <table:table-cell table:style-name="odsStyleTableCell-2f85c310b0603825fe72de9f8234b910" office:value-type="string">
            <text:p>1.34940</text:p>
          </table:table-cell>
        </table:table-row>
        <table:table-row table:style-name="ro1">
          <table:table-cell table:style-name="odsStyleTableCell-1294036ba1a6055efe441df2ae3cc3b1" office:value-type="string">
            <text:p>CHILE</text:p>
          </table:table-cell>
          <table:table-cell table:style-name="odsStyleTableCell-1294036ba1a6055efe441df2ae3cc3b1" office:value-type="string">
            <text:p>PESO</text:p>
          </table:table-cell>
          <table:table-cell table:style-name="odsStyleTableCell-1294036ba1a6055efe441df2ae3cc3b1" office:value-type="string">
            <text:p>CLP</text:p>
          </table:table-cell>
          <table:table-cell table:style-name="odsStyleTableCell-2f85c310b0603825fe72de9f8234b910" office:value-type="string">
            <text:p>0.00754</text:p>
          </table:table-cell>
          <table:table-cell table:style-name="odsStyleTableCell-2f85c310b0603825fe72de9f8234b910" office:value-type="string">
            <text:p>909.52000</text:p>
          </table:table-cell>
        </table:table-row>
        <table:table-row table:style-name="ro1">
          <table:table-cell table:style-name="odsStyleTableCell-1294036ba1a6055efe441df2ae3cc3b1" office:value-type="string">
            <text:p>COLOMBIA</text:p>
          </table:table-cell>
          <table:table-cell table:style-name="odsStyleTableCell-1294036ba1a6055efe441df2ae3cc3b1" office:value-type="string">
            <text:p>PESO</text:p>
          </table:table-cell>
          <table:table-cell table:style-name="odsStyleTableCell-1294036ba1a6055efe441df2ae3cc3b1" office:value-type="string">
            <text:p>COP</text:p>
          </table:table-cell>
          <table:table-cell table:style-name="odsStyleTableCell-2f85c310b0603825fe72de9f8234b910" office:value-type="string">
            <text:p>0.00174</text:p>
          </table:table-cell>
          <table:table-cell table:style-name="odsStyleTableCell-2f85c310b0603825fe72de9f8234b910" office:value-type="string">
            <text:p>3,941.34000</text:p>
          </table:table-cell>
        </table:table-row>
        <table:table-row table:style-name="ro1">
          <table:table-cell table:style-name="odsStyleTableCell-1294036ba1a6055efe441df2ae3cc3b1" office:value-type="string">
            <text:p>COREA DEL SUR</text:p>
          </table:table-cell>
          <table:table-cell table:style-name="odsStyleTableCell-1294036ba1a6055efe441df2ae3cc3b1" office:value-type="string">
            <text:p>WON</text:p>
          </table:table-cell>
          <table:table-cell table:style-name="odsStyleTableCell-1294036ba1a6055efe441df2ae3cc3b1" office:value-type="string">
            <text:p>KRW</text:p>
          </table:table-cell>
          <table:table-cell table:style-name="odsStyleTableCell-2f85c310b0603825fe72de9f8234b910" office:value-type="string">
            <text:p>0.00513</text:p>
          </table:table-cell>
          <table:table-cell table:style-name="odsStyleTableCell-2f85c310b0603825fe72de9f8234b910" office:value-type="string">
            <text:p>1,335.97000</text:p>
          </table:table-cell>
        </table:table-row>
        <table:table-row table:style-name="ro1">
          <table:table-cell table:style-name="odsStyleTableCell-1294036ba1a6055efe441df2ae3cc3b1" office:value-type="string">
            <text:p>COSTA RICA</text:p>
          </table:table-cell>
          <table:table-cell table:style-name="odsStyleTableCell-1294036ba1a6055efe441df2ae3cc3b1" office:value-type="string">
            <text:p>COLON COSTARRICENSE</text:p>
          </table:table-cell>
          <table:table-cell table:style-name="odsStyleTableCell-1294036ba1a6055efe441df2ae3cc3b1" office:value-type="string">
            <text:p>CRC</text:p>
          </table:table-cell>
          <table:table-cell table:style-name="odsStyleTableCell-2f85c310b0603825fe72de9f8234b910" office:value-type="string">
            <text:p>0.01335</text:p>
          </table:table-cell>
          <table:table-cell table:style-name="odsStyleTableCell-2f85c310b0603825fe72de9f8234b910" office:value-type="string">
            <text:p>514.05000</text:p>
          </table:table-cell>
        </table:table-row>
        <table:table-row table:style-name="ro1">
          <table:table-cell table:style-name="odsStyleTableCell-1294036ba1a6055efe441df2ae3cc3b1" office:value-type="string">
            <text:p>REPUBLICA CHECA</text:p>
          </table:table-cell>
          <table:table-cell table:style-name="odsStyleTableCell-1294036ba1a6055efe441df2ae3cc3b1" office:value-type="string">
            <text:p>CORONA CHECA</text:p>
          </table:table-cell>
          <table:table-cell table:style-name="odsStyleTableCell-1294036ba1a6055efe441df2ae3cc3b1" office:value-type="string">
            <text:p>CZK</text:p>
          </table:table-cell>
          <table:table-cell table:style-name="odsStyleTableCell-2f85c310b0603825fe72de9f8234b910" office:value-type="string">
            <text:p>0.30043</text:p>
          </table:table-cell>
          <table:table-cell table:style-name="odsStyleTableCell-2f85c310b0603825fe72de9f8234b910" office:value-type="string">
            <text:p>22.83360</text:p>
          </table:table-cell>
        </table:table-row>
        <table:table-row table:style-name="ro1">
          <table:table-cell table:style-name="odsStyleTableCell-1294036ba1a6055efe441df2ae3cc3b1" office:value-type="string">
            <text:p>DINAMARCA</text:p>
          </table:table-cell>
          <table:table-cell table:style-name="odsStyleTableCell-1294036ba1a6055efe441df2ae3cc3b1" office:value-type="string">
            <text:p>CORONA</text:p>
          </table:table-cell>
          <table:table-cell table:style-name="odsStyleTableCell-1294036ba1a6055efe441df2ae3cc3b1" office:value-type="string">
            <text:p>DKK</text:p>
          </table:table-cell>
          <table:table-cell table:style-name="odsStyleTableCell-2f85c310b0603825fe72de9f8234b910" office:value-type="string">
            <text:p>0.99748</text:p>
          </table:table-cell>
          <table:table-cell table:style-name="odsStyleTableCell-2f85c310b0603825fe72de9f8234b910" office:value-type="string">
            <text:p>6.87730</text:p>
          </table:table-cell>
        </table:table-row>
        <table:table-row table:style-name="ro1">
          <table:table-cell table:style-name="odsStyleTableCell-1294036ba1a6055efe441df2ae3cc3b1" office:value-type="string">
            <text:p>ECUADOR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USD</text:p>
          </table:table-cell>
          <table:table-cell table:style-name="odsStyleTableCell-2f85c310b0603825fe72de9f8234b910" office:value-type="string">
            <text:p>6.86000</text:p>
          </table:table-cell>
          <table:table-cell table:style-name="odsStyleTableCell-2f85c310b0603825fe72de9f8234b910" office:value-type="string">
            <text:p>1.00000</text:p>
          </table:table-cell>
        </table:table-row>
        <table:table-row table:style-name="ro1">
          <table:table-cell table:style-name="odsStyleTableCell-1294036ba1a6055efe441df2ae3cc3b1" office:value-type="string">
            <text:p>EMIRATOS ARABES</text:p>
          </table:table-cell>
          <table:table-cell table:style-name="odsStyleTableCell-1294036ba1a6055efe441df2ae3cc3b1" office:value-type="string">
            <text:p>DIRHAM</text:p>
          </table:table-cell>
          <table:table-cell table:style-name="odsStyleTableCell-1294036ba1a6055efe441df2ae3cc3b1" office:value-type="string">
            <text:p>AED</text:p>
          </table:table-cell>
          <table:table-cell table:style-name="odsStyleTableCell-2f85c310b0603825fe72de9f8234b910" office:value-type="string">
            <text:p>1.86773</text:p>
          </table:table-cell>
          <table:table-cell table:style-name="odsStyleTableCell-2f85c310b0603825fe72de9f8234b910" office:value-type="string">
            <text:p>3.67290</text:p>
          </table:table-cell>
        </table:table-row>
        <table:table-row table:style-name="ro1">
          <table:table-cell table:style-name="odsStyleTableCell-1294036ba1a6055efe441df2ae3cc3b1" office:value-type="string">
            <text:p>FILIPINAS</text:p>
          </table:table-cell>
          <table:table-cell table:style-name="odsStyleTableCell-1294036ba1a6055efe441df2ae3cc3b1" office:value-type="string">
            <text:p>PESO FILIPINO</text:p>
          </table:table-cell>
          <table:table-cell table:style-name="odsStyleTableCell-1294036ba1a6055efe441df2ae3cc3b1" office:value-type="string">
            <text:p>PHP</text:p>
          </table:table-cell>
          <table:table-cell table:style-name="odsStyleTableCell-2f85c310b0603825fe72de9f8234b910" office:value-type="string">
            <text:p>0.12131</text:p>
          </table:table-cell>
          <table:table-cell table:style-name="odsStyleTableCell-2f85c310b0603825fe72de9f8234b910" office:value-type="string">
            <text:p>56.54900</text:p>
          </table:table-cell>
        </table:table-row>
        <table:table-row table:style-name="ro1">
          <table:table-cell table:style-name="odsStyleTableCell-1294036ba1a6055efe441df2ae3cc3b1" office:value-type="string">
            <text:p>HAITÍ</text:p>
          </table:table-cell>
          <table:table-cell table:style-name="odsStyleTableCell-1294036ba1a6055efe441df2ae3cc3b1" office:value-type="string">
            <text:p>GOURDE</text:p>
          </table:table-cell>
          <table:table-cell table:style-name="odsStyleTableCell-1294036ba1a6055efe441df2ae3cc3b1" office:value-type="string">
            <text:p>HTG</text:p>
          </table:table-cell>
          <table:table-cell table:style-name="odsStyleTableCell-2f85c310b0603825fe72de9f8234b910" office:value-type="string">
            <text:p>0.05217</text:p>
          </table:table-cell>
          <table:table-cell table:style-name="odsStyleTableCell-2f85c310b0603825fe72de9f8234b910" office:value-type="string">
            <text:p>131.50110</text:p>
          </table:table-cell>
        </table:table-row>
        <table:table-row table:style-name="ro1">
          <table:table-cell table:style-name="odsStyleTableCell-1294036ba1a6055efe441df2ae3cc3b1" office:value-type="string">
            <text:p>HONG KONG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HKD</text:p>
          </table:table-cell>
          <table:table-cell table:style-name="odsStyleTableCell-2f85c310b0603825fe72de9f8234b910" office:value-type="string">
            <text:p>0.87750</text:p>
          </table:table-cell>
          <table:table-cell table:style-name="odsStyleTableCell-2f85c310b0603825fe72de9f8234b910" office:value-type="string">
            <text:p>7.81770</text:p>
          </table:table-cell>
        </table:table-row>
        <table:table-row table:style-name="ro1">
          <table:table-cell table:style-name="odsStyleTableCell-1294036ba1a6055efe441df2ae3cc3b1" office:value-type="string">
            <text:p>INDIA</text:p>
          </table:table-cell>
          <table:table-cell table:style-name="odsStyleTableCell-1294036ba1a6055efe441df2ae3cc3b1" office:value-type="string">
            <text:p>RUPIA</text:p>
          </table:table-cell>
          <table:table-cell table:style-name="odsStyleTableCell-1294036ba1a6055efe441df2ae3cc3b1" office:value-type="string">
            <text:p>INR</text:p>
          </table:table-cell>
          <table:table-cell table:style-name="odsStyleTableCell-2f85c310b0603825fe72de9f8234b910" office:value-type="string">
            <text:p>0.08253</text:p>
          </table:table-cell>
          <table:table-cell table:style-name="odsStyleTableCell-2f85c310b0603825fe72de9f8234b910" office:value-type="string">
            <text:p>83.11750</text:p>
          </table:table-cell>
        </table:table-row>
        <table:table-row table:style-name="ro1">
          <table:table-cell table:style-name="odsStyleTableCell-1294036ba1a6055efe441df2ae3cc3b1" office:value-type="string">
            <text:p>INDONESIA</text:p>
          </table:table-cell>
          <table:table-cell table:style-name="odsStyleTableCell-1294036ba1a6055efe441df2ae3cc3b1" office:value-type="string">
            <text:p>RUPIA INDONESIA</text:p>
          </table:table-cell>
          <table:table-cell table:style-name="odsStyleTableCell-1294036ba1a6055efe441df2ae3cc3b1" office:value-type="string">
            <text:p>IDR</text:p>
          </table:table-cell>
          <table:table-cell table:style-name="odsStyleTableCell-2f85c310b0603825fe72de9f8234b910" office:value-type="string">
            <text:p>0.00043</text:p>
          </table:table-cell>
          <table:table-cell table:style-name="odsStyleTableCell-2f85c310b0603825fe72de9f8234b910" office:value-type="string">
            <text:p>15,825.00000</text:p>
          </table:table-cell>
        </table:table-row>
        <table:table-row table:style-name="ro1">
          <table:table-cell table:style-name="odsStyleTableCell-1294036ba1a6055efe441df2ae3cc3b1" office:value-type="string">
            <text:p>ISRAEL</text:p>
          </table:table-cell>
          <table:table-cell table:style-name="odsStyleTableCell-1294036ba1a6055efe441df2ae3cc3b1" office:value-type="string">
            <text:p>NUEVO SÉQUEL</text:p>
          </table:table-cell>
          <table:table-cell table:style-name="odsStyleTableCell-1294036ba1a6055efe441df2ae3cc3b1" office:value-type="string">
            <text:p>ILS</text:p>
          </table:table-cell>
          <table:table-cell table:style-name="odsStyleTableCell-2f85c310b0603825fe72de9f8234b910" office:value-type="string">
            <text:p>1.85120</text:p>
          </table:table-cell>
          <table:table-cell table:style-name="odsStyleTableCell-2f85c310b0603825fe72de9f8234b910" office:value-type="string">
            <text:p>3.70570</text:p>
          </table:table-cell>
        </table:table-row>
        <table:table-row table:style-name="ro1">
          <table:table-cell table:style-name="odsStyleTableCell-1294036ba1a6055efe441df2ae3cc3b1" office:value-type="string">
            <text:p>MALASIA</text:p>
          </table:table-cell>
          <table:table-cell table:style-name="odsStyleTableCell-1294036ba1a6055efe441df2ae3cc3b1" office:value-type="string">
            <text:p>RINGGIT MALAYO</text:p>
          </table:table-cell>
          <table:table-cell table:style-name="odsStyleTableCell-1294036ba1a6055efe441df2ae3cc3b1" office:value-type="string">
            <text:p>MYR</text:p>
          </table:table-cell>
          <table:table-cell table:style-name="odsStyleTableCell-2f85c310b0603825fe72de9f8234b910" office:value-type="string">
            <text:p>1.44986</text:p>
          </table:table-cell>
          <table:table-cell table:style-name="odsStyleTableCell-2f85c310b0603825fe72de9f8234b910" office:value-type="string">
            <text:p>4.73150</text:p>
          </table:table-cell>
        </table:table-row>
        <table:table-row table:style-name="ro1">
          <table:table-cell table:style-name="odsStyleTableCell-1294036ba1a6055efe441df2ae3cc3b1" office:value-type="string">
            <text:p>MEXICO</text:p>
          </table:table-cell>
          <table:table-cell table:style-name="odsStyleTableCell-1294036ba1a6055efe441df2ae3cc3b1" office:value-type="string">
            <text:p>PESO</text:p>
          </table:table-cell>
          <table:table-cell table:style-name="odsStyleTableCell-1294036ba1a6055efe441df2ae3cc3b1" office:value-type="string">
            <text:p>MXN</text:p>
          </table:table-cell>
          <table:table-cell table:style-name="odsStyleTableCell-2f85c310b0603825fe72de9f8234b910" office:value-type="string">
            <text:p>0.39839</text:p>
          </table:table-cell>
          <table:table-cell table:style-name="odsStyleTableCell-2f85c310b0603825fe72de9f8234b910" office:value-type="string">
            <text:p>17.21940</text:p>
          </table:table-cell>
        </table:table-row>
        <table:table-row table:style-name="ro1">
          <table:table-cell table:style-name="odsStyleTableCell-1294036ba1a6055efe441df2ae3cc3b1" office:value-type="string">
            <text:p>NORUEGA</text:p>
          </table:table-cell>
          <table:table-cell table:style-name="odsStyleTableCell-1294036ba1a6055efe441df2ae3cc3b1" office:value-type="string">
            <text:p>CORONA</text:p>
          </table:table-cell>
          <table:table-cell table:style-name="odsStyleTableCell-1294036ba1a6055efe441df2ae3cc3b1" office:value-type="string">
            <text:p>NOK</text:p>
          </table:table-cell>
          <table:table-cell table:style-name="odsStyleTableCell-2f85c310b0603825fe72de9f8234b910" office:value-type="string">
            <text:p>0.65640</text:p>
          </table:table-cell>
          <table:table-cell table:style-name="odsStyleTableCell-2f85c310b0603825fe72de9f8234b910" office:value-type="string">
            <text:p>10.45100</text:p>
          </table:table-cell>
        </table:table-row>
        <table:table-row table:style-name="ro1">
          <table:table-cell table:style-name="odsStyleTableCell-1294036ba1a6055efe441df2ae3cc3b1" office:value-type="string">
            <text:p>PANAMÁ</text:p>
          </table:table-cell>
          <table:table-cell table:style-name="odsStyleTableCell-1294036ba1a6055efe441df2ae3cc3b1" office:value-type="string">
            <text:p>BALBOA</text:p>
          </table:table-cell>
          <table:table-cell table:style-name="odsStyleTableCell-1294036ba1a6055efe441df2ae3cc3b1" office:value-type="string">
            <text:p>PAB</text:p>
          </table:table-cell>
          <table:table-cell table:style-name="odsStyleTableCell-2f85c310b0603825fe72de9f8234b910" office:value-type="string">
            <text:p>6.86000</text:p>
          </table:table-cell>
          <table:table-cell table:style-name="odsStyleTableCell-2f85c310b0603825fe72de9f8234b910" office:value-type="string">
            <text:p>1.00000</text:p>
          </table:table-cell>
        </table:table-row>
        <table:table-row table:style-name="ro1">
          <table:table-cell table:style-name="odsStyleTableCell-1294036ba1a6055efe441df2ae3cc3b1" office:value-type="string">
            <text:p>PARAGUAY</text:p>
          </table:table-cell>
          <table:table-cell table:style-name="odsStyleTableCell-1294036ba1a6055efe441df2ae3cc3b1" office:value-type="string">
            <text:p>GUARANI</text:p>
          </table:table-cell>
          <table:table-cell table:style-name="odsStyleTableCell-1294036ba1a6055efe441df2ae3cc3b1" office:value-type="string">
            <text:p>PYG</text:p>
          </table:table-cell>
          <table:table-cell table:style-name="odsStyleTableCell-2f85c310b0603825fe72de9f8234b910" office:value-type="string">
            <text:p>0.00094</text:p>
          </table:table-cell>
          <table:table-cell table:style-name="odsStyleTableCell-2f85c310b0603825fe72de9f8234b910" office:value-type="string">
            <text:p>7,296.00000</text:p>
          </table:table-cell>
        </table:table-row>
        <table:table-row table:style-name="ro1">
          <table:table-cell table:style-name="odsStyleTableCell-1294036ba1a6055efe441df2ae3cc3b1" office:value-type="string">
            <text:p>PERU</text:p>
          </table:table-cell>
          <table:table-cell table:style-name="odsStyleTableCell-1294036ba1a6055efe441df2ae3cc3b1" office:value-type="string">
            <text:p>NUEVO SOL</text:p>
          </table:table-cell>
          <table:table-cell table:style-name="odsStyleTableCell-1294036ba1a6055efe441df2ae3cc3b1" office:value-type="string">
            <text:p>PEN</text:p>
          </table:table-cell>
          <table:table-cell table:style-name="odsStyleTableCell-2f85c310b0603825fe72de9f8234b910" office:value-type="string">
            <text:p>1.82205</text:p>
          </table:table-cell>
          <table:table-cell table:style-name="odsStyleTableCell-2f85c310b0603825fe72de9f8234b910" office:value-type="string">
            <text:p>3.76500</text:p>
          </table:table-cell>
        </table:table-row>
        <table:table-row table:style-name="ro1">
          <table:table-cell table:style-name="odsStyleTableCell-1294036ba1a6055efe441df2ae3cc3b1" office:value-type="string">
            <text:p>REINO UNIDO</text:p>
          </table:table-cell>
          <table:table-cell table:style-name="odsStyleTableCell-1294036ba1a6055efe441df2ae3cc3b1" office:value-type="string">
            <text:p>LIBRA</text:p>
          </table:table-cell>
          <table:table-cell table:style-name="odsStyleTableCell-1294036ba1a6055efe441df2ae3cc3b1" office:value-type="string">
            <text:p>GBP</text:p>
          </table:table-cell>
          <table:table-cell table:style-name="odsStyleTableCell-2f85c310b0603825fe72de9f8234b910" office:value-type="string">
            <text:p>8.71288</text:p>
          </table:table-cell>
          <table:table-cell table:style-name="odsStyleTableCell-2f85c310b0603825fe72de9f8234b910" office:value-type="string">
            <text:p>0.78734</text:p>
          </table:table-cell>
        </table:table-row>
        <table:table-row table:style-name="ro1">
          <table:table-cell table:style-name="odsStyleTableCell-1294036ba1a6055efe441df2ae3cc3b1" office:value-type="string">
            <text:p>REPÚBLICA DOMINICANA</text:p>
          </table:table-cell>
          <table:table-cell table:style-name="odsStyleTableCell-1294036ba1a6055efe441df2ae3cc3b1" office:value-type="string">
            <text:p>PESO DOMINICANO</text:p>
          </table:table-cell>
          <table:table-cell table:style-name="odsStyleTableCell-1294036ba1a6055efe441df2ae3cc3b1" office:value-type="string">
            <text:p>DOP</text:p>
          </table:table-cell>
          <table:table-cell table:style-name="odsStyleTableCell-2f85c310b0603825fe72de9f8234b910" office:value-type="string">
            <text:p>0.11661</text:p>
          </table:table-cell>
          <table:table-cell table:style-name="odsStyleTableCell-2f85c310b0603825fe72de9f8234b910" office:value-type="string">
            <text:p>58.82900</text:p>
          </table:table-cell>
        </table:table-row>
        <table:table-row table:style-name="ro1">
          <table:table-cell table:style-name="odsStyleTableCell-1294036ba1a6055efe441df2ae3cc3b1" office:value-type="string">
            <text:p>REP.POPULAR CHINA</text:p>
          </table:table-cell>
          <table:table-cell table:style-name="odsStyleTableCell-1294036ba1a6055efe441df2ae3cc3b1" office:value-type="string">
            <text:p>YUAN RENMINBI OFFSHORE</text:p>
          </table:table-cell>
          <table:table-cell table:style-name="odsStyleTableCell-1294036ba1a6055efe441df2ae3cc3b1" office:value-type="string">
            <text:p>CNH</text:p>
          </table:table-cell>
          <table:table-cell table:style-name="odsStyleTableCell-2f85c310b0603825fe72de9f8234b910" office:value-type="string">
            <text:p>0.95502</text:p>
          </table:table-cell>
          <table:table-cell table:style-name="odsStyleTableCell-2f85c310b0603825fe72de9f8234b910" office:value-type="string">
            <text:p>7.18310</text:p>
          </table:table-cell>
        </table:table-row>
        <table:table-row table:style-name="ro1">
          <table:table-cell table:style-name="odsStyleTableCell-1294036ba1a6055efe441df2ae3cc3b1" office:value-type="string">
            <text:p>RUSIA</text:p>
          </table:table-cell>
          <table:table-cell table:style-name="odsStyleTableCell-1294036ba1a6055efe441df2ae3cc3b1" office:value-type="string">
            <text:p>RUBLO RUSO</text:p>
          </table:table-cell>
          <table:table-cell table:style-name="odsStyleTableCell-1294036ba1a6055efe441df2ae3cc3b1" office:value-type="string">
            <text:p>RUB</text:p>
          </table:table-cell>
          <table:table-cell table:style-name="odsStyleTableCell-2f85c310b0603825fe72de9f8234b910" office:value-type="string">
            <text:p>0.07694</text:p>
          </table:table-cell>
          <table:table-cell table:style-name="odsStyleTableCell-2f85c310b0603825fe72de9f8234b910" office:value-type="string">
            <text:p>89.15530</text:p>
          </table:table-cell>
        </table:table-row>
        <table:table-row table:style-name="ro1">
          <table:table-cell table:style-name="odsStyleTableCell-1294036ba1a6055efe441df2ae3cc3b1" office:value-type="string">
            <text:p>SINGAPUR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SGD</text:p>
          </table:table-cell>
          <table:table-cell table:style-name="odsStyleTableCell-2f85c310b0603825fe72de9f8234b910" office:value-type="string">
            <text:p>5.11597</text:p>
          </table:table-cell>
          <table:table-cell table:style-name="odsStyleTableCell-2f85c310b0603825fe72de9f8234b910" office:value-type="string">
            <text:p>1.34090</text:p>
          </table:table-cell>
        </table:table-row>
        <table:table-row table:style-name="ro1">
          <table:table-cell table:style-name="odsStyleTableCell-1294036ba1a6055efe441df2ae3cc3b1" office:value-type="string">
            <text:p>SUDÁFRICA</text:p>
          </table:table-cell>
          <table:table-cell table:style-name="odsStyleTableCell-1294036ba1a6055efe441df2ae3cc3b1" office:value-type="string">
            <text:p>RAND</text:p>
          </table:table-cell>
          <table:table-cell table:style-name="odsStyleTableCell-1294036ba1a6055efe441df2ae3cc3b1" office:value-type="string">
            <text:p>ZAR</text:p>
          </table:table-cell>
          <table:table-cell table:style-name="odsStyleTableCell-2f85c310b0603825fe72de9f8234b910" office:value-type="string">
            <text:p>0.36299</text:p>
          </table:table-cell>
          <table:table-cell table:style-name="odsStyleTableCell-2f85c310b0603825fe72de9f8234b910" office:value-type="string">
            <text:p>18.89860</text:p>
          </table:table-cell>
        </table:table-row>
        <table:table-row table:style-name="ro1">
          <table:table-cell table:style-name="odsStyleTableCell-1294036ba1a6055efe441df2ae3cc3b1" office:value-type="string">
            <text:p>SUECIA</text:p>
          </table:table-cell>
          <table:table-cell table:style-name="odsStyleTableCell-1294036ba1a6055efe441df2ae3cc3b1" office:value-type="string">
            <text:p>CORONA</text:p>
          </table:table-cell>
          <table:table-cell table:style-name="odsStyleTableCell-1294036ba1a6055efe441df2ae3cc3b1" office:value-type="string">
            <text:p>SEK</text:p>
          </table:table-cell>
          <table:table-cell table:style-name="odsStyleTableCell-2f85c310b0603825fe72de9f8234b910" office:value-type="string">
            <text:p>0.65636</text:p>
          </table:table-cell>
          <table:table-cell table:style-name="odsStyleTableCell-2f85c310b0603825fe72de9f8234b910" office:value-type="string">
            <text:p>10.45160</text:p>
          </table:table-cell>
        </table:table-row>
        <table:table-row table:style-name="ro1">
          <table:table-cell table:style-name="odsStyleTableCell-1294036ba1a6055efe441df2ae3cc3b1" office:value-type="string">
            <text:p>SUIZA</text:p>
          </table:table-cell>
          <table:table-cell table:style-name="odsStyleTableCell-1294036ba1a6055efe441df2ae3cc3b1" office:value-type="string">
            <text:p>FRANCO</text:p>
          </table:table-cell>
          <table:table-cell table:style-name="odsStyleTableCell-1294036ba1a6055efe441df2ae3cc3b1" office:value-type="string">
            <text:p>CHF</text:p>
          </table:table-cell>
          <table:table-cell table:style-name="odsStyleTableCell-2f85c310b0603825fe72de9f8234b910" office:value-type="string">
            <text:p>7.91143</text:p>
          </table:table-cell>
          <table:table-cell table:style-name="odsStyleTableCell-2f85c310b0603825fe72de9f8234b910" office:value-type="string">
            <text:p>0.86710</text:p>
          </table:table-cell>
        </table:table-row>
        <table:table-row table:style-name="ro1">
          <table:table-cell table:style-name="odsStyleTableCell-1294036ba1a6055efe441df2ae3cc3b1" office:value-type="string">
            <text:p>TAILANDIA</text:p>
          </table:table-cell>
          <table:table-cell table:style-name="odsStyleTableCell-1294036ba1a6055efe441df2ae3cc3b1" office:value-type="string">
            <text:p>THAI BAHT</text:p>
          </table:table-cell>
          <table:table-cell table:style-name="odsStyleTableCell-1294036ba1a6055efe441df2ae3cc3b1" office:value-type="string">
            <text:p>THB</text:p>
          </table:table-cell>
          <table:table-cell table:style-name="odsStyleTableCell-2f85c310b0603825fe72de9f8234b910" office:value-type="string">
            <text:p>0.19185</text:p>
          </table:table-cell>
          <table:table-cell table:style-name="odsStyleTableCell-2f85c310b0603825fe72de9f8234b910" office:value-type="string">
            <text:p>35.75800</text:p>
          </table:table-cell>
        </table:table-row>
        <table:table-row table:style-name="ro1">
          <table:table-cell table:style-name="odsStyleTableCell-1294036ba1a6055efe441df2ae3cc3b1" office:value-type="string">
            <text:p>TAIWAN</text:p>
          </table:table-cell>
          <table:table-cell table:style-name="odsStyleTableCell-1294036ba1a6055efe441df2ae3cc3b1" office:value-type="string">
            <text:p>DÓLAR</text:p>
          </table:table-cell>
          <table:table-cell table:style-name="odsStyleTableCell-1294036ba1a6055efe441df2ae3cc3b1" office:value-type="string">
            <text:p>TWD</text:p>
          </table:table-cell>
          <table:table-cell table:style-name="odsStyleTableCell-2f85c310b0603825fe72de9f8234b910" office:value-type="string">
            <text:p>0.21913</text:p>
          </table:table-cell>
          <table:table-cell table:style-name="odsStyleTableCell-2f85c310b0603825fe72de9f8234b910" office:value-type="string">
            <text:p>31.30600</text:p>
          </table:table-cell>
        </table:table-row>
        <table:table-row table:style-name="ro1">
          <table:table-cell table:style-name="odsStyleTableCell-1294036ba1a6055efe441df2ae3cc3b1" office:value-type="string">
            <text:p>TÚNEZ</text:p>
          </table:table-cell>
          <table:table-cell table:style-name="odsStyleTableCell-1294036ba1a6055efe441df2ae3cc3b1" office:value-type="string">
            <text:p>DINAR TUNECINO</text:p>
          </table:table-cell>
          <table:table-cell table:style-name="odsStyleTableCell-1294036ba1a6055efe441df2ae3cc3b1" office:value-type="string">
            <text:p>TND</text:p>
          </table:table-cell>
          <table:table-cell table:style-name="odsStyleTableCell-2f85c310b0603825fe72de9f8234b910" office:value-type="string">
            <text:p>2.20338</text:p>
          </table:table-cell>
          <table:table-cell table:style-name="odsStyleTableCell-2f85c310b0603825fe72de9f8234b910" office:value-type="string">
            <text:p>3.11340</text:p>
          </table:table-cell>
        </table:table-row>
        <table:table-row table:style-name="ro1">
          <table:table-cell table:style-name="odsStyleTableCell-1294036ba1a6055efe441df2ae3cc3b1" office:value-type="string">
            <text:p>TURQUÍA</text:p>
          </table:table-cell>
          <table:table-cell table:style-name="odsStyleTableCell-1294036ba1a6055efe441df2ae3cc3b1" office:value-type="string">
            <text:p>LIRA TURCA</text:p>
          </table:table-cell>
          <table:table-cell table:style-name="odsStyleTableCell-1294036ba1a6055efe441df2ae3cc3b1" office:value-type="string">
            <text:p>TRY</text:p>
          </table:table-cell>
          <table:table-cell table:style-name="odsStyleTableCell-2f85c310b0603825fe72de9f8234b910" office:value-type="string">
            <text:p>0.22672</text:p>
          </table:table-cell>
          <table:table-cell table:style-name="odsStyleTableCell-2f85c310b0603825fe72de9f8234b910" office:value-type="string">
            <text:p>30.25720</text:p>
          </table:table-cell>
        </table:table-row>
        <table:table-row table:style-name="ro1">
          <table:table-cell table:style-name="odsStyleTableCell-1294036ba1a6055efe441df2ae3cc3b1" office:value-type="string">
            <text:p>URUGUAY</text:p>
          </table:table-cell>
          <table:table-cell table:style-name="odsStyleTableCell-1294036ba1a6055efe441df2ae3cc3b1" office:value-type="string">
            <text:p>PESO</text:p>
          </table:table-cell>
          <table:table-cell table:style-name="odsStyleTableCell-1294036ba1a6055efe441df2ae3cc3b1" office:value-type="string">
            <text:p>UYU</text:p>
          </table:table-cell>
          <table:table-cell table:style-name="odsStyleTableCell-2f85c310b0603825fe72de9f8234b910" office:value-type="string">
            <text:p>0.17601</text:p>
          </table:table-cell>
          <table:table-cell table:style-name="odsStyleTableCell-2f85c310b0603825fe72de9f8234b910" office:value-type="string">
            <text:p>38.97500</text:p>
          </table:table-cell>
        </table:table-row>
        <table:table-row table:style-name="ro1">
          <table:table-cell table:style-name="odsStyleTableCell-1294036ba1a6055efe441df2ae3cc3b1" office:value-type="string">
            <text:p>VENEZUELA</text:p>
          </table:table-cell>
          <table:table-cell table:style-name="odsStyleTableCell-1294036ba1a6055efe441df2ae3cc3b1" office:value-type="string">
            <text:p>BOLIVAR DIGITAL</text:p>
          </table:table-cell>
          <table:table-cell table:style-name="odsStyleTableCell-1294036ba1a6055efe441df2ae3cc3b1" office:value-type="string">
            <text:p>VES</text:p>
          </table:table-cell>
          <table:table-cell table:style-name="odsStyleTableCell-2f85c310b0603825fe72de9f8234b910" office:value-type="string">
            <text:p>0.19039</text:p>
          </table:table-cell>
          <table:table-cell table:style-name="odsStyleTableCell-2f85c310b0603825fe72de9f8234b910" office:value-type="string">
            <text:p>36.03140</text:p>
          </table:table-cell>
        </table:table-row>
        <table:table-row table:style-name="ro1">
          <table:table-cell table:style-name="odsStyleTableCell-1294036ba1a6055efe441df2ae3cc3b1" office:value-type="string">
            <text:p>VIETNAM</text:p>
          </table:table-cell>
          <table:table-cell table:style-name="odsStyleTableCell-1294036ba1a6055efe441df2ae3cc3b1" office:value-type="string">
            <text:p>DONG</text:p>
          </table:table-cell>
          <table:table-cell table:style-name="odsStyleTableCell-1294036ba1a6055efe441df2ae3cc3b1" office:value-type="string">
            <text:p>VND</text:p>
          </table:table-cell>
          <table:table-cell table:style-name="odsStyleTableCell-2f85c310b0603825fe72de9f8234b910" office:value-type="string">
            <text:p>0.00028</text:p>
          </table:table-cell>
          <table:table-cell table:style-name="odsStyleTableCell-2f85c310b0603825fe72de9f8234b910" office:value-type="string">
            <text:p>24,611.30000</text:p>
          </table:table-cell>
        </table:table-row>
        <table:table-row table:style-name="ro1">
          <table:table-cell table:style-name="odsStyleTableCell-1294036ba1a6055efe441df2ae3cc3b1" office:value-type="string">
            <text:p/>
          </table:table-cell>
          <table:table-cell table:style-name="odsStyleTableCell-1294036ba1a6055efe441df2ae3cc3b1" office:value-type="string">
            <text:p>DERECHO ESPECIAL DE GIRO</text:p>
          </table:table-cell>
          <table:table-cell table:style-name="odsStyleTableCell-1294036ba1a6055efe441df2ae3cc3b1" office:value-type="string">
            <text:p>USD/D.E.G.</text:p>
          </table:table-cell>
          <table:table-cell table:style-name="odsStyleTableCell-2f85c310b0603825fe72de9f8234b910" office:value-type="string">
            <text:p/>
          </table:table-cell>
          <table:table-cell table:style-name="odsStyleTableCell-2f85c310b0603825fe72de9f8234b910" office:value-type="string">
            <text:p>1.33280</text:p>
          </table:table-cell>
        </table:table-row>
        <table:table-row table:style-name="ro1">
          <table:table-cell table:style-name="odsStyleTableCell-1294036ba1a6055efe441df2ae3cc3b1" office:value-type="string">
            <text:p/>
          </table:table-cell>
          <table:table-cell table:style-name="odsStyleTableCell-1294036ba1a6055efe441df2ae3cc3b1" office:value-type="string">
            <text:p>UNIDAD DE FOMENTO DE VIVIENDA</text:p>
          </table:table-cell>
          <table:table-cell table:style-name="odsStyleTableCell-1294036ba1a6055efe441df2ae3cc3b1" office:value-type="string">
            <text:p>Bs/UFV</text:p>
          </table:table-cell>
          <table:table-cell table:style-name="odsStyleTableCell-2f85c310b0603825fe72de9f8234b910" office:value-type="string">
            <text:p/>
          </table:table-cell>
          <table:table-cell table:style-name="odsStyleTableCell-2f85c310b0603825fe72de9f8234b910" office:value-type="string">
            <text:p>2.47778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b4a27b6c3a6dcc73daa795c9d463858" table:number-columns-spanned="4" table:number-rows-spanned="1" office:value-type="string">
            <text:p>COTIZACION DE METALES PRECIOSOS</text:p>
          </table:table-cell>
          <table:covered-table-cell table:number-columns-repeated="3"/>
        </table:table-row>
        <table:table-row table:style-name="ro1">
          <table:table-cell table:style-name="odsStyleTableCell-e2c5e1de855f06348ccfb4a82b73058a" office:value-type="string">
            <text:p> </text:p>
          </table:table-cell>
          <table:table-cell table:style-name="odsStyleTableCell-e2c5e1de855f06348ccfb4a82b73058a" office:value-type="string">
            <text:p>UNIDAD MONETARIA</text:p>
          </table:table-cell>
          <table:table-cell table:style-name="odsStyleTableCell-e2c5e1de855f06348ccfb4a82b73058a" office:value-type="string">
            <text:p>MONEDA</text:p>
          </table:table-cell>
          <table:table-cell table:style-name="odsStyleTableCell-e2c5e1de855f06348ccfb4a82b73058a" office:value-type="string">
            <text:p>TIPO DE CAMBIO EN M.E.</text:p>
          </table:table-cell>
        </table:table-row>
        <table:table-row table:style-name="ro1">
          <table:table-cell table:style-name="odsStyleTableCell-1294036ba1a6055efe441df2ae3cc3b1" office:value-type="string">
            <text:p>ORO</text:p>
          </table:table-cell>
          <table:table-cell table:style-name="odsStyleTableCell-1294036ba1a6055efe441df2ae3cc3b1" office:value-type="string">
            <text:p>ONZA TROY ORO</text:p>
          </table:table-cell>
          <table:table-cell table:style-name="odsStyleTableCell-1294036ba1a6055efe441df2ae3cc3b1" office:value-type="string">
            <text:p>USD./O.T.F.</text:p>
          </table:table-cell>
          <table:table-cell table:style-name="odsStyleTableCell-2f85c310b0603825fe72de9f8234b910" office:value-type="string">
            <text:p>2,015.59000</text:p>
          </table:table-cell>
        </table:table-row>
        <table:table-row table:style-name="ro1">
          <table:table-cell table:style-name="odsStyleTableCell-1294036ba1a6055efe441df2ae3cc3b1" office:value-type="string">
            <text:p>PLATA</text:p>
          </table:table-cell>
          <table:table-cell table:style-name="odsStyleTableCell-1294036ba1a6055efe441df2ae3cc3b1" office:value-type="string">
            <text:p>ONZA TROY PLATA</text:p>
          </table:table-cell>
          <table:table-cell table:style-name="odsStyleTableCell-1294036ba1a6055efe441df2ae3cc3b1" office:value-type="string">
            <text:p>USD./O.T.F.</text:p>
          </table:table-cell>
          <table:table-cell table:style-name="odsStyleTableCell-2f85c310b0603825fe72de9f8234b910" office:value-type="string">
            <text:p>22.8050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ab4a27b6c3a6dcc73daa795c9d463858" table:number-columns-spanned="6" table:number-rows-spanned="1" office:value-type="string">
            <text:p>COTIZACION TASAS LIBOR</text:p>
          </table:table-cell>
          <table:covered-table-cell table:number-columns-repeated="5"/>
        </table:table-row>
        <table:table-row table:style-name="ro1">
          <table:table-cell table:style-name="odsStyleTableCell-e2c5e1de855f06348ccfb4a82b73058a" office:value-type="string">
            <text:p> </text:p>
          </table:table-cell>
          <table:table-cell table:style-name="odsStyleTableCell-e2c5e1de855f06348ccfb4a82b73058a" office:value-type="string">
            <text:p>1 MES</text:p>
          </table:table-cell>
          <table:table-cell table:style-name="odsStyleTableCell-e2c5e1de855f06348ccfb4a82b73058a" office:value-type="string">
            <text:p>3 MESES</text:p>
          </table:table-cell>
          <table:table-cell table:style-name="odsStyleTableCell-e2c5e1de855f06348ccfb4a82b73058a" office:value-type="string">
            <text:p>6 MESES</text:p>
          </table:table-cell>
        </table:table-row>
        <table:table-row table:style-name="ro1">
          <table:table-cell table:style-name="odsStyleTableCell-c3b360aea7779bc5b8f57913a598fc2c" office:value-type="string">
            <text:p>TASA LIBOR(USD)</text:p>
          </table:table-cell>
          <table:table-cell table:style-name="odsStyleTableCell-2f85c310b0603825fe72de9f8234b910" office:value-type="string">
            <text:p>5.45</text:p>
          </table:table-cell>
          <table:table-cell table:style-name="odsStyleTableCell-2f85c310b0603825fe72de9f8234b910" office:value-type="string">
            <text:p>5.58</text:p>
          </table:table-cell>
          <table:table-cell table:style-name="odsStyleTableCell-2f85c310b0603825fe72de9f8234b910" office:value-type="string">
            <text:p>5.60</text:p>
          </table:table-cell>
        </table:table-row>
        <table:table-row table:style-name="ro1">
          <table:table-cell/>
        </table:table-row>
        <table:table-row table:style-name="ro1">
          <table:table-cell table:style-name="odsStyleTableCell-1294036ba1a6055efe441df2ae3cc3b1" table:number-columns-spanned="6" table:number-rows-spanned="1" office:value-type="string">
            <text:p>* Las cotizaciones son indicativas a excepción del dolar estadounidense</text:p>
          </table:table-cell>
          <table:covered-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Bitstream Vera Sans" style:language-asian="zxx" style:country-asian="none" style:font-name-complex="Bitstream Vera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fr" fo:country="FR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(<text:title>???</text:title>)</text:p>
        </style:region-left>
        <style:region-right>
          <text:p><text:date style:data-style-name="N2" text:date-value="2009-10-31">31/10/2009</text:date>,<text:time>18:09:40</text:time></text:p>
        </style:region-right>
      </style:header>
      <style:header-left style:display="false"/>
      <style:footer>
        <text:p>Page<text:page-number>1</text:page-number>/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24-10-16T04:16:23</meta:creation-date>
    <meta:generator>ods générator</meta:generator>
    <dc:date>2024-10-16T04:16:23</dc:date>
    <meta:editing-duration>PT1S</meta:editing-duration>
    <meta:editing-cycles>1</meta:editing-cycles>
    <meta:document-statistic meta:table-count="1" meta:cell-count="4" meta:object-count="0"/>
  </office:meta>
</office:document-meta>
</file>